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B0000018616B50229.png" manifest:media-type="image/png"/>
  <manifest:file-entry manifest:full-path="Pictures/10000000000002000000019417B2490F.png" manifest:media-type="image/png"/>
  <manifest:file-entry manifest:full-path="Pictures/100000000000020700000193FA89C98B.png" manifest:media-type="image/png"/>
  <manifest:file-entry manifest:full-path="Pictures/100000000000027A000001B0F00CA28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a463" officeooo:paragraph-rsid="0015a463"/>
    </style:style>
    <style:style style:name="P2" style:family="paragraph" style:parent-style-name="Standard">
      <style:text-properties officeooo:paragraph-rsid="0015a463"/>
    </style:style>
    <style:style style:name="P3" style:family="paragraph" style:parent-style-name="Standard">
      <style:text-properties fo:font-size="10pt" officeooo:rsid="0015a463" officeooo:paragraph-rsid="0015a463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4354in" svg:y="0.039in" svg:width="3.6193in" svg:height="2.4665in" draw:z-index="1"><draw:image xlink:href="Pictures/100000000000027A000001B0F00CA28B.png" xlink:type="simple" xlink:show="embed" xlink:actuate="onLoad"/></draw:frame><draw:frame draw:style-name="fr1" draw:name="Image1" text:anchor-type="paragraph" svg:x="0.0134in" svg:y="0.0571in" svg:width="3.1618in" svg:height="2.4181in" draw:z-index="0"><draw:image xlink:href="Pictures/100000000000020700000193FA89C98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Fig 1.A - </text:p>
      <text:p text:style-name="P1"><draw:frame draw:style-name="fr1" draw:name="Image4" text:anchor-type="paragraph" svg:x="3.5717in" svg:y="0.1709in" svg:width="3.4252in" svg:height="2.7028in" draw:z-index="3"><draw:image xlink:href="Pictures/10000000000002000000019417B2490F.png" xlink:type="simple" xlink:show="embed" xlink:actuate="onLoad"/></draw:frame></text:p>
      <text:p text:style-name="P1"/>
      <text:p text:style-name="P1"><draw:frame draw:style-name="fr1" draw:name="Image3" text:anchor-type="paragraph" svg:x="-0.0756in" svg:y="0.0374in" svg:width="3.0945in" svg:height="2.3807in" draw:z-index="2"><draw:image xlink:href="Pictures/10000000000001FB0000018616B5022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Fig 1.B -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4:43:10.626353384</meta:creation-date>
    <dc:date>2017-09-23T17:42:09.537285827</dc:date>
    <meta:editing-duration>PT2H43M48S</meta:editing-duration>
    <meta:editing-cycles>1</meta:editing-cycles>
    <meta:document-statistic meta:table-count="0" meta:image-count="4" meta:object-count="0" meta:page-count="1" meta:paragraph-count="2" meta:word-count="6" meta:character-count="20" meta:non-whitespace-character-count="14"/>
    <meta:generator>LibreOffice/4.2.8.2$Linux_X86_64 LibreOffice_project/420m0$Build-2</meta:generator>
  </office:meta>
</office:document-meta>
</file>